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Light" svg:font-family="Calibri-Ligh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9ae28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style:font-name="Calibri-Light" fo:font-size="28pt" style:font-size-asian="28pt"/>
    </style:style>
    <style:style style:name="T2" style:family="text">
      <style:text-properties fo:color="#2f5497" loext:opacity="100%" style:font-name="Calibri-Light" fo:font-size="16pt" style:font-size-asian="16pt"/>
    </style:style>
    <style:style style:name="T3" style:family="text">
      <style:text-properties fo:color="#2f5497" loext:opacity="100%" style:font-name="Calibri-Light" fo:font-size="28pt" style:font-size-asian="28pt"/>
    </style:style>
    <style:style style:name="T4" style:family="text">
      <style:text-properties fo:color="#2f5497" loext:opacity="100%" style:font-name="Calibri-Light" fo:font-size="13pt" style:font-size-asian="13pt"/>
    </style:style>
    <style:style style:name="T5" style:family="text">
      <style:text-properties fo:color="#2f5497" loext:opacity="100%" style:font-name="ArialMT" fo:font-size="11pt" style:font-size-asian="11pt"/>
    </style:style>
    <style:style style:name="T6" style:family="text">
      <style:text-properties fo:color="#000000" loext:opacity="100%" style:font-name="CourierNewPSMT" fo:font-size="10pt" style:font-size-asian="10pt"/>
    </style:style>
    <style:style style:name="T7" style:family="text">
      <style:text-properties fo:color="#000000" loext:opacity="100%" style:font-name="CourierNewPS-BoldMT" fo:font-size="10pt" fo:font-weight="bold" style:font-size-asian="10pt" style:font-weight-asian="bold"/>
    </style:style>
    <style:style style:name="T8" style:family="text">
      <style:text-properties fo:color="#000000" loext:opacity="100%" style:font-name="ArialMT" fo:font-size="11pt" style:font-size-asian="11pt"/>
    </style:style>
    <style:style style:name="T9" style:family="text">
      <style:text-properties fo:color="#000000" loext:opacity="100%" style:font-name="ArialMT" fo:font-size="11pt" fo:background-color="transparent" loext:char-shading-value="0" style:font-size-asian="11pt"/>
    </style:style>
    <style:style style:name="T10" style:family="text">
      <style:text-properties fo:color="#000000" loext:opacity="100%" style:font-name="SymbolMT" fo:font-size="11pt" style:font-size-asian="11pt"/>
    </style:style>
    <style:style style:name="T11" style:family="text">
      <style:text-properties fo:color="#000000" loext:opacity="100%" style:font-name="Calibri" fo:font-size="12pt" style:font-size-asian="12pt"/>
    </style:style>
    <style:style style:name="T12" style:family="text">
      <style:text-properties style:font-name="CourierNewPSMT" fo:font-size="10pt" style:font-size-asian="10pt"/>
    </style:style>
    <style:style style:name="T13" style:family="text">
      <style:text-properties style:font-name="CourierNewPS-BoldMT" fo:font-size="10pt" fo:font-weight="bold" style:font-size-asian="10pt" style:font-weight-asian="bold"/>
    </style:style>
    <style:style style:name="T14" style:family="text">
      <style:text-properties style:font-name="ArialMT" fo:font-size="11pt" style:font-size-asian="11pt"/>
    </style:style>
    <style:style style:name="T15" style:family="text">
      <style:text-properties style:font-name="SymbolMT" fo:font-size="11pt" style:font-size-asian="11pt"/>
    </style:style>
    <style:style style:name="T16" style:family="text">
      <style:text-properties style:font-name="Calibri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uilding an Enterprise Network</text:span></text:p>
      <text:p text:style-name="Standard"><text:span text:style-name="T1">Part 3: Routed Ports</text:span></text:p>
      <text:p text:style-name="Standard"><text:span text:style-name="T1"/></text:p>
      <text:p text:style-name="Standard"><text:span text:style-name="T2">Inter-Connecting Distribution Switches</text:span></text:p>
      <text:p text:style-name="Standard"><text:span text:style-name="T3"/></text:p>
      <text:p text:style-name="P1" loext:marker-style-name="T4"><text:span text:style-name="T4">Configure Distribution-1 Routed Port</text:span></text:p>
      <text:p text:style-name="P2" loext:marker-style-name="T7">distribution-1(config)# </text:p>
      <text:p text:style-name="P2" loext:marker-style-name="T7"/>
      <text:p text:style-name="P2" loext:marker-style-name="T7">interface g 1/0/24<text:span text:style-name="T7"/></text:p>
      <text:p text:style-name="Standard" loext:marker-style-name="T7">no switchport access vlan 255</text:p>
      <text:p text:style-name="Standard" loext:marker-style-name="T7">no switchport</text:p>
      <text:p text:style-name="Standard" loext:marker-style-name="T7">ip address 10.111.1.1 255.255.255.0</text:p>
      <text:p text:style-name="Standard" loext:marker-style-name="T7">no shutdown</text:p>
      <text:p text:style-name="Standard" loext:marker-style-name="T7">exit</text:p>
      <text:p text:style-name="Standard" loext:marker-style-name="T7"/>
      <text:p text:style-name="Standard" loext:marker-style-name="T7"><text:span text:style-name="T4">Configure Distribution-2 Routed Port</text:span></text:p>
      <text:p text:style-name="Standard"/>
      <text:p text:style-name="P2" loext:marker-style-name="T13">distribution-2(config)# </text:p>
      <text:p text:style-name="P2" loext:marker-style-name="T13"/>
      <text:p text:style-name="P2" loext:marker-style-name="T13">interface g 1/0/24</text:p>
      <text:p text:style-name="Standard" loext:marker-style-name="T13">no switchport access vlan 255</text:p>
      <text:p text:style-name="Standard" loext:marker-style-name="T13">no switchport</text:p>
      <text:p text:style-name="Standard" loext:marker-style-name="T13">ip address 10.111.1.2 255.255.255.0</text:p>
      <text:p text:style-name="Standard" loext:marker-style-name="T13">no shutdown</text:p>
      <text:p text:style-name="Standard" loext:marker-style-name="T13">exit</text:p>
      <text:p text:style-name="Standard"/>
      <text:p text:style-name="P1" loext:marker-style-name="T4"><text:span text:style-name="T4">Verify Routed Port</text:span></text:p>
      <text:p text:style-name="P1" loext:marker-style-name="T4"><text:span text:style-name="T4"/></text:p>
      <text:p text:style-name="P1" loext:marker-style-name="T8"><text:span text:style-name="T8">The routed port can be used by using the show interface &lt;interface&gt; switchport command. The</text:span><text:span text:style-name="T8"/></text:p>
      <text:p text:style-name="P1" loext:marker-style-name="T8"><text:span text:style-name="T8">switchport shows as “Disabled”, which indicates that this port is no longer a layer 2 switch port, but is</text:span><text:span text:style-name="T8"/></text:p>
      <text:p text:style-name="P1" loext:marker-style-name="T8"><text:span text:style-name="T8">not a layer 3 routed port. “Enabled” would indicate that the port is a layer 2 switch port.</text:span></text:p>
      <text:p text:style-name="P1" loext:marker-style-name="T8"><text:span text:style-name="T8"/></text:p>
      <text:p text:style-name="P1" loext:marker-style-name="T8"><text:span text:style-name="T8"/></text:p>
      <text:p text:style-name="P2" loext:marker-style-name="T7">distribution-1# </text:p>
      <text:p text:style-name="P2" loext:marker-style-name="T7"/>
      <text:p text:style-name="P2" loext:marker-style-name="T7">show interface g 1/0/24 switchport<text:span text:style-name="T7"/></text:p>
      <text:p text:style-name="Standard" loext:marker-style-name="T6"/>
      <text:p text:style-name="P3" loext:marker-style-name="T6">Name: Gig1/0/24<text:span text:style-name="T6"/></text:p>
      <text:p text:style-name="P3" loext:marker-style-name="T6">Switchport: Disabled<text:span text:style-name="T6"/></text:p>
      <text:p text:style-name="P3">distribution-1#</text:p>
      <text:p text:style-name="P3"/>
      <text:p text:style-name="P3"/>
      <text:p text:style-name="P1" loext:marker-style-name="T2"><text:soft-page-break/><text:span text:style-name="T2">Configure Static Routes to Remote Networks</text:span></text:p>
      <text:p text:style-name="P1" loext:marker-style-name="T8"><text:span text:style-name="T8"/></text:p>
      <text:p text:style-name="P1" loext:marker-style-name="T8"><text:span text:style-name="T8">Distribution-1 switch has IPv4 addresses associated with its SVIs on VLAN 10 (10.10.0.1/16) VLAN</text:span><text:span text:style-name="T8"/></text:p>
      <text:p text:style-name="P1" loext:marker-style-name="T8"><text:span text:style-name="T8">20 (10.20.0.1/16), along with the IPv4 address configured on the routed port g 1/0/24, which makes it</text:span><text:span text:style-name="T8"/></text:p>
      <text:p text:style-name="P1" loext:marker-style-name="T8"><text:span text:style-name="T8">directly connected to the following networks:</text:span><text:span text:style-name="T8"/></text:p>
      <text:p text:style-name="P1" loext:marker-style-name="T8"><text:span text:style-name="T10">• </text:span><text:span text:style-name="T8">10.10.0.0/16</text:span></text:p>
      <text:p text:style-name="P1" loext:marker-style-name="T8"><text:span text:style-name="T10">• </text:span><text:span text:style-name="T8">10.20.0.0.16</text:span></text:p>
      <text:p text:style-name="P1" loext:marker-style-name="T8"><text:span text:style-name="T10">• </text:span><text:span text:style-name="T8">10.111.1.0/24</text:span></text:p>
      <text:p text:style-name="P1" loext:marker-style-name="T8"><text:span text:style-name="T8"/></text:p>
      <text:p text:style-name="P1" loext:marker-style-name="T11"><text:span text:style-name="T11">However, distribution-1 does not know about remote networks via distribution-2. Therefore, we will</text:span><text:span text:style-name="T11"/></text:p>
      <text:p text:style-name="P1" loext:marker-style-name="T11"><text:span text:style-name="T11">configure two static routes, one to each of the following remote networks via the next-hop IPv4</text:span></text:p>
      <text:p text:style-name="P1" loext:marker-style-name="T11"><text:span text:style-name="T11">address of distribution-2, 10.111.1.2:</text:span></text:p>
      <text:p text:style-name="P1" loext:marker-style-name="T11"><text:span text:style-name="T11"/></text:p>
      <text:p text:style-name="P1" loext:marker-style-name="T11"><text:span text:style-name="T11"/></text:p>
      <text:p text:style-name="P1" loext:marker-style-name="T8"><text:span text:style-name="T10">• </text:span><text:span text:style-name="T8">10.30.0.0/16</text:span></text:p>
      <text:p text:style-name="P3"><text:span text:style-name="T10">• </text:span><text:span text:style-name="T9">10.40.0.0.16</text:span></text:p>
      <text:p text:style-name="P3"><text:span text:style-name="T8"/></text:p>
      <text:p text:style-name="P3"><text:span text:style-name="T8"/></text:p>
      <text:p text:style-name="P2" loext:marker-style-name="T13">distribution-1(config)# </text:p>
      <text:p text:style-name="P2" loext:marker-style-name="T13"/>
      <text:p text:style-name="P2" loext:marker-style-name="T13">ip route 10.30.0.0 255.255.0.0 10.111.1.2</text:p>
      <text:p text:style-name="Standard">ip route 10.40.0.0 255.255.0.0 10.111.1.2</text:p>
      <text:p text:style-name="Standard"/>
      <text:p text:style-name="Standard"/>
      <text:p text:style-name="P1" loext:marker-style-name="T14"><text:span text:style-name="T14">Distribution-2 switch has IPv4 addresses associated with its SVIs on VLAN 30 (10.30.0.1/16) VLAN</text:span></text:p>
      <text:p text:style-name="P1" loext:marker-style-name="T14"><text:span text:style-name="T14">40 (10.40.0.1/16), along with the IPv4 address configured on the routed port g 1/0/24, which makes it</text:span><text:span text:style-name="T14"/></text:p>
      <text:p text:style-name="P1" loext:marker-style-name="T14"><text:span text:style-name="T14">directly connected to the following networks:</text:span><text:span text:style-name="T14"/></text:p>
      <text:p text:style-name="P1" loext:marker-style-name="T14"><text:span text:style-name="T15">• </text:span><text:span text:style-name="T14">10.30.0.0/16</text:span></text:p>
      <text:p text:style-name="P1" loext:marker-style-name="T14"><text:span text:style-name="T15">• </text:span><text:span text:style-name="T14">10.40.0.0.16</text:span></text:p>
      <text:p text:style-name="P1" loext:marker-style-name="T14"><text:span text:style-name="T15">• </text:span><text:span text:style-name="T14">10.111.1.0/24</text:span></text:p>
      <text:p text:style-name="P1" loext:marker-style-name="T16"><text:span text:style-name="T16">However, distribution-2 does not know about remote networks via distribution-1. Therefore, we will</text:span><text:span text:style-name="T16"/></text:p>
      <text:p text:style-name="P1" loext:marker-style-name="T16"><text:span text:style-name="T16">configure two static routes, one to each of the following remote networks via the next-hop IPv4</text:span><text:span text:style-name="T16"/></text:p>
      <text:p text:style-name="P1" loext:marker-style-name="T16"><text:span text:style-name="T16">address of distribution-1, 10.111.1.1:</text:span><text:span text:style-name="T16"/></text:p>
      <text:p text:style-name="P1" loext:marker-style-name="T14"><text:span text:style-name="T15">• </text:span><text:span text:style-name="T14">10.10.0.0/16</text:span></text:p>
      <text:p text:style-name="P1" loext:marker-style-name="T14"><text:span text:style-name="T15">• </text:span><text:span text:style-name="T14">10.20.0.0.16</text:span></text:p>
      <text:p text:style-name="P1" loext:marker-style-name="T14"><text:span text:style-name="T14"/></text:p>
      <text:p text:style-name="P1" loext:marker-style-name="T14"><text:span text:style-name="T14"/></text:p>
      <text:p text:style-name="P2" loext:marker-style-name="T13">distribution-2(config)# </text:p>
      <text:p text:style-name="P2" loext:marker-style-name="T13"/>
      <text:p text:style-name="P2" loext:marker-style-name="T13">ip route 10.10.0.0 255.255.0.0 10.111.1.1<text:span text:style-name="T13"/></text:p>
      <text:p text:style-name="Standard">ip route 10.20.0.0 255.255.0.0 10.111.1.1</text:p>
      <text:p text:style-name="Standard"/>
      <text:p text:style-name="Standard"/>
      <text:p text:style-name="Standard"><text:span text:style-name="T4">Distribution Switch Routing Tables</text:span></text:p>
      <text:p text:style-name="Standard"><text:span text:style-name="T4"/></text:p>
      <text:p text:style-name="P1" loext:marker-style-name="T14"><text:span text:style-name="T5">We can verify the directly connected networks and the static routes we just configured by examining</text:span></text:p>
      <text:p text:style-name="Standard"><text:span text:style-name="T14">the routing tables of each distribution switch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Light" svg:font-family="Calibri-Ligh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20:07:16.212000000</meta:creation-date>
    <meta:generator>LibreOffice/7.5.5.2$Windows_X86_64 LibreOffice_project/ca8fe7424262805f223b9a2334bc7181abbcbf5e</meta:generator>
    <dc:date>2024-05-03T20:32:39.575000000</dc:date>
    <meta:editing-duration>PT25M23S</meta:editing-duration>
    <meta:editing-cycles>1</meta:editing-cycles>
    <meta:document-statistic meta:table-count="0" meta:image-count="0" meta:object-count="0" meta:page-count="2" meta:paragraph-count="60" meta:word-count="336" meta:character-count="2355" meta:non-whitespace-character-count="2074"/>
  </office:meta>
</office:document-meta>
</file>